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stroke-linejoin="miter" draw:fill="solid" draw:fill-color="#ffffff" draw:textarea-vertical-align="middle" fo:min-height="0.589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stroke-linejoin="miter" draw:fill="solid" draw:fill-color="#ffffff" draw:textarea-vertical-align="middle" fo:min-height="1.192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stroke-linejoin="miter" draw:fill="solid" draw:fill-color="#ffffff" draw:textarea-vertical-align="middle" fo:min-height="1.112cm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" style:family="graphic" style:parent-style-name="standard">
      <style:graphic-properties draw:stroke="solid" svg:stroke-color="#000000" draw:stroke-linejoin="miter" draw:fill="solid" draw:fill-color="#ffffff" draw:textarea-vertical-align="middle" fo:min-height="0.512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stroke-linejoin="miter" draw:fill="solid" draw:fill-color="#ffffff" draw:textarea-vertical-align="middle" fo:min-height="0.4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stroke-linejoin="miter" draw:fill="solid" draw:fill-color="#ffffff" draw:textarea-vertical-align="middle" fo:min-height="0.4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stroke-linejoin="miter" draw:fill="solid" draw:fill-color="#ffffff" draw:textarea-vertical-align="middle" fo:min-height="0.319cm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draw:stroke="solid" draw:stroke-dash="Dash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1" style:family="graphic" style:parent-style-name="standard">
      <style:graphic-properties draw:stroke="solid" svg:stroke-color="#000000" draw:stroke-linejoin="miter" draw:fill="solid" draw:fill-color="#ffffff" draw:textarea-vertical-align="middle" fo:min-height="0.504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stroke-linejoin="miter" draw:fill="solid" draw:fill-color="#ffffff" draw:textarea-vertical-align="middle" fo:min-height="0.41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呡歡潐䝯瑨楣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name="テキスト枠 1" draw:style-name="gr1" draw:text-style-name="P2" xml:id="id1" draw:id="id1" draw:layer="layout" svg:width="3.237cm" svg:height="0.839cm" svg:x="8.882cm" svg:y="4.616cm">
          <draw:text-box>
            <text:p text:style-name="P1"><text:span text:style-name="T1">CPU-0</text:span></text:p>
          </draw:text-box>
        </draw:frame>
        <draw:frame draw:name="テキスト枠 2" draw:style-name="gr2" draw:text-style-name="P2" xml:id="id2" draw:id="id2" draw:layer="layout" svg:width="5cm" svg:height="1.442cm" svg:x="8cm" svg:y="6.221cm">
          <draw:text-box>
            <text:p text:style-name="P1"><text:span text:style-name="T1">PIF-0</text:span></text:p>
            <text:p text:style-name="P1"><text:span text:style-name="T1">PSC Internal Fabric</text:span></text:p>
          </draw:text-box>
        </draw:frame>
        <draw:frame draw:name="テキスト枠 3" draw:style-name="gr3" draw:text-style-name="P2" xml:id="id5" draw:id="id5" draw:layer="layout" svg:width="5.94cm" svg:height="1.362cm" svg:x="7.53cm" svg:y="11.096cm">
          <draw:text-box>
            <text:p text:style-name="P1"><text:span text:style-name="T1">PSC-0</text:span></text:p>
            <text:p text:style-name="P1"><text:span text:style-name="T1">Photonic Switching Core</text:span></text:p>
          </draw:text-box>
          <draw:glue-point draw:id="4" svg:x="2.658cm" svg:y="5cm"/>
          <draw:glue-point draw:id="5" svg:x="-2.606cm" svg:y="5cm"/>
        </draw:frame>
        <draw:connector draw:style-name="gr4" draw:text-style-name="P3" draw:layer="layout" svg:x1="10.5cm" svg:y1="5.455cm" svg:x2="10.5cm" svg:y2="6.221cm" draw:start-shape="id1" draw:start-glue-point="2" draw:end-shape="id2" draw:end-glue-point="0" svg:d="M10500 5455v766" svg:viewBox="0 0 1 767">
          <text:p/>
        </draw:connector>
        <draw:connector draw:style-name="gr4" draw:text-style-name="P3" xml:id="id6" draw:id="id6" draw:layer="layout" svg:x1="8.95cm" svg:y1="9.78cm" svg:x2="12.05cm" svg:y2="9.743cm" draw:start-shape="id3" draw:start-glue-point="2" draw:end-shape="id4" draw:end-glue-point="2" svg:d="M8950 9780v501h3100v-538" svg:viewBox="0 0 3101 539">
          <text:p/>
        </draw:connector>
        <draw:frame draw:name="テキスト枠 4" draw:style-name="gr5" draw:text-style-name="P4" xml:id="id3" draw:id="id3" draw:layer="layout" svg:width="1.9cm" svg:height="0.762cm" svg:x="8cm" svg:y="9.018cm">
          <draw:text-box>
            <text:p text:style-name="P1"><text:span text:style-name="T2">RAM-0</text:span></text:p>
          </draw:text-box>
        </draw:frame>
        <draw:frame draw:name="テキスト枠 5" draw:style-name="gr6" draw:text-style-name="P5" xml:id="id4" draw:id="id4" draw:layer="layout" svg:width="1.9cm" svg:height="0.725cm" svg:x="11.1cm" svg:y="9.018cm">
          <draw:text-box>
            <text:p text:style-name="P1"><text:span text:style-name="T3">GPU-0</text:span></text:p>
          </draw:text-box>
        </draw:frame>
        <draw:connector draw:style-name="gr4" draw:text-style-name="P3" draw:layer="layout" svg:x1="10.5cm" svg:y1="11.096cm" svg:x2="10.5cm" svg:y2="10.281cm" draw:start-shape="id5" draw:start-glue-point="0" draw:end-shape="id6" draw:end-glue-point="0" svg:d="M10500 11096v-815" svg:viewBox="0 0 1 816">
          <text:p/>
        </draw:connector>
        <draw:frame draw:name="テキスト枠 6" draw:style-name="gr7" draw:text-style-name="P6" xml:id="id7" draw:id="id7" draw:layer="layout" svg:width="1.636cm" svg:height="0.7cm" svg:x="6.864cm" svg:y="13.8cm">
          <draw:text-box>
            <text:p text:style-name="P1"><text:span text:style-name="T4">PSL-0</text:span></text:p>
          </draw:text-box>
        </draw:frame>
        <draw:frame draw:name="テキスト枠 7" draw:style-name="gr8" draw:text-style-name="P6" xml:id="id8" draw:id="id8" draw:layer="layout" svg:width="1.636cm" svg:height="0.569cm" svg:x="9.25cm" svg:y="13.931cm">
          <draw:text-box>
            <text:p text:style-name="P1"><text:span text:style-name="T4">PSL-1</text:span></text:p>
          </draw:text-box>
        </draw:frame>
        <draw:frame draw:name="テキスト枠 8" draw:style-name="gr8" draw:text-style-name="P6" xml:id="id9" draw:id="id9" draw:layer="layout" svg:width="1.636cm" svg:height="0.569cm" svg:x="11.5cm" svg:y="13.931cm">
          <draw:text-box>
            <text:p text:style-name="P1"><text:span text:style-name="T4">PSL-2</text:span></text:p>
          </draw:text-box>
        </draw:frame>
        <draw:connector draw:style-name="gr9" draw:text-style-name="P3" draw:layer="layout" svg:x1="7.682cm" svg:y1="13.8cm" svg:x2="8.953cm" svg:y2="12.458cm" draw:start-shape="id7" draw:start-glue-point="0" draw:end-shape="id5" draw:end-glue-point="5" svg:d="M7682 13800v-670h1271v-672" svg:viewBox="0 0 1272 1343">
          <text:p/>
        </draw:connector>
        <draw:connector draw:style-name="gr9" draw:text-style-name="P3" draw:layer="layout" svg:x1="10.068cm" svg:y1="13.931cm" svg:x2="10.5cm" svg:y2="12.458cm" draw:start-shape="id8" draw:start-glue-point="0" draw:end-shape="id5" draw:end-glue-point="2" svg:d="M10068 13931v-736h432v-737" svg:viewBox="0 0 433 1474">
          <text:p/>
        </draw:connector>
        <draw:connector draw:style-name="gr10" draw:text-style-name="P3" draw:layer="layout" svg:x1="12.318cm" svg:y1="13.931cm" svg:x2="12.078cm" svg:y2="12.458cm" draw:start-shape="id9" draw:start-glue-point="0" draw:end-shape="id5" draw:end-glue-point="4" svg:d="M12318 13931v-736h-240v-737" svg:viewBox="0 0 241 1474">
          <text:p/>
        </draw:connector>
        <draw:frame draw:name="テキスト枠 9" draw:style-name="gr11" draw:text-style-name="P6" xml:id="id11" draw:id="id11" draw:layer="layout" svg:width="1.636cm" svg:height="0.754cm" svg:x="13cm" svg:y="15.25cm">
          <draw:text-box>
            <text:p text:style-name="P1"><text:span text:style-name="T4">IO BOX</text:span></text:p>
          </draw:text-box>
        </draw:frame>
        <draw:frame draw:name="テキスト枠 10" draw:style-name="gr12" draw:text-style-name="P6" xml:id="id10" draw:id="id10" draw:layer="layout" svg:width="3.05cm" svg:height="0.666cm" svg:x="12.95cm" svg:y="16.584cm">
          <draw:text-box>
            <text:p text:style-name="P1"><text:span text:style-name="T4">NETWORK PSC</text:span></text:p>
          </draw:text-box>
        </draw:frame>
        <draw:connector draw:style-name="gr9" draw:text-style-name="P3" draw:layer="layout" svg:x1="12.95cm" svg:y1="16.917cm" svg:x2="10.068cm" svg:y2="14.5cm" draw:start-shape="id10" draw:start-glue-point="3" draw:end-shape="id8" draw:end-glue-point="2" svg:d="M12950 16917h-2882v-2417" svg:viewBox="0 0 2883 2418">
          <text:p/>
        </draw:connector>
        <draw:connector draw:style-name="gr9" draw:text-style-name="P3" draw:layer="layout" svg:x1="13cm" svg:y1="15.627cm" svg:x2="12.318cm" svg:y2="14.5cm" draw:start-shape="id11" draw:start-glue-point="3" draw:end-shape="id9" draw:end-glue-point="2" svg:d="M13000 15627h-682v-1127" svg:viewBox="0 0 683 1128">
          <text:p/>
        </draw:connector>
        <draw:connector draw:style-name="gr4" draw:text-style-name="P3" xml:id="id12" draw:id="id12" draw:layer="layout" svg:x1="8.95cm" svg:y1="9.018cm" svg:x2="12.05cm" svg:y2="9.018cm" draw:start-shape="id3" draw:start-glue-point="0" draw:end-shape="id4" draw:end-glue-point="0" svg:d="M8950 9018v-501h3100v501" svg:viewBox="0 0 3101 502">
          <text:p/>
        </draw:connector>
        <draw:connector draw:style-name="gr4" draw:text-style-name="P3" draw:layer="layout" svg:x1="10.5cm" svg:y1="8.517cm" svg:x2="10.501cm" svg:y2="7.682cm" draw:start-shape="id12" draw:start-glue-point="0" svg:d="M10500 8517v-668h1v-167" svg:viewBox="0 0 2 8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09:46:32.458205564</meta:creation-date>
    <dc:date>2026-02-24T11:30:55.626979543</dc:date>
    <meta:editing-duration>PT18M42S</meta:editing-duration>
    <meta:editing-cycles>4</meta:editing-cycles>
    <meta:generator>LibreOffice/24.2.7.2$Linux_X86_64 LibreOffice_project/420$Build-2</meta:generator>
    <meta:document-statistic meta:object-count="20"/>
  </office:meta>
</office:document-meta>
</file>